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nary Search</text:p>
      <text:p text:style-name="Standard">=============</text:p>
      <text:p text:style-name="Standard"/>
      <text:p text:style-name="Standard">Implement a binary search algorithm that returns the index of the</text:p>
      <text:p text:style-name="Standard">first occurrence of a number K, or -1 if it could not be found. You</text:p>
      <text:p text:style-name="Standard">will be supplied with a (sorted) list of N numbers (0 &lt;= N &lt;= 100,000).</text:p>
      <text:p text:style-name="Standard"/>
      <text:p text:style-name="Standard">For example, suppose you were given the following (sorted) array as</text:p>
      <text:p text:style-name="Standard">input.</text:p>
      <text:p text:style-name="Standard"/>
      <text:p text:style-name="Standard">2 3 4 4 9 11 12</text:p>
      <text:p text:style-name="Standard"/>
      <text:p text:style-name="Standard">Searching for 4 should return 2, searching for 9 should return 4, and</text:p>
      <text:p text:style-name="Standard">searching for 10 should return -1.</text:p>
      <text:p text:style-name="Standard"/>
      <text:p text:style-name="Standard">You will be asked to answer Q queries (1 &lt;= Q &lt;= 100,000), each of which</text:p>
      <text:p text:style-name="Standard">is a single number and should be answered as stated above.</text:p>
      <text:p text:style-name="Standard"/>
      <text:p text:style-name="Standard">PROBLEM NAME: binarysearch</text:p>
      <text:p text:style-name="Standard"/>
      <text:p text:style-name="Standard">INPUT FORMAT:</text:p>
      <text:p text:style-name="Standard"/>
      <text:p text:style-name="Standard">* Line 1: Two integers, N and Q.</text:p>
      <text:p text:style-name="Standard"/>
      <text:p text:style-name="Standard">* Line 2: N sorted integers. </text:p>
      <text:p text:style-name="Standard"/>
      <text:p text:style-name="Standard">* Lines 3..Q+2: A single integer K on each line, representing a query.</text:p>
      <text:p text:style-name="Standard"/>
      <text:p text:style-name="Standard">SAMPLE INPUT:</text:p>
      <text:p text:style-name="Standard"/>
      <text:p text:style-name="Standard">7 2</text:p>
      <text:p text:style-name="Standard">2 3 4 4 9 11 12</text:p>
      <text:p text:style-name="Standard">9</text:p>
      <text:p text:style-name="Standard">10</text:p>
      <text:p text:style-name="Standard"/>
      <text:p text:style-name="Standard">OUTPUT FORMAT:</text:p>
      <text:p text:style-name="Standard"/>
      <text:p text:style-name="Standard">* Lines 1..Q: The index of the first occurrence of K in the supplied array,</text:p>
      <text:p text:style-name="Standard"><text:s text:c="8"/>or -1 if not found.</text:p>
      <text:p text:style-name="Standard"/>
      <text:p text:style-name="Standard">SAMPLE OUTPUT:</text:p>
      <text:p text:style-name="Standard"/>
      <text:p text:style-name="Standard">4</text:p>
      <text:p text:style-name="Standard">-1</text:p>
      <text:p text:style-name="Standard"/>
      <text:p text:style-name="Standard">OUTPUT DETAILS:</text:p>
      <text:p text:style-name="Standard"/>
      <text:p text:style-name="Standard">The index of 9 is 4, and 10 is not in the array so the function returns -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17:58:27.238000000</meta:creation-date>
    <dc:date>2022-07-09T17:59:14.089000000</dc:date>
    <meta:editing-duration>PT47S</meta:editing-duration>
    <meta:editing-cycles>1</meta:editing-cycles>
    <meta:document-statistic meta:table-count="0" meta:image-count="0" meta:object-count="0" meta:page-count="1" meta:paragraph-count="30" meta:word-count="200" meta:character-count="977" meta:non-whitespace-character-count="798"/>
    <meta:generator>LibreOffice/5.4.6.2$Windows_X86_64 LibreOffice_project/4014ce260a04f1026ba855d3b8d91541c224eab8</meta:generator>
  </office:meta>
</office:document-meta>
</file>